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3.627cm" style:rel-column-width="8901*"/>
    </style:style>
    <style:style style:name="TABLE_5f_01.C" style:display-name="TABLE_01.C" style:family="table-column">
      <style:table-column-properties style:column-width="4.471cm" style:rel-column-width="10975*"/>
    </style:style>
    <style:style style:name="TABLE_5f_01.D" style:display-name="TABLE_01.D" style:family="table-column">
      <style:table-column-properties style:column-width="17.625cm" style:rel-column-width="43261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1a207a" officeooo:paragraph-rsid="001a207a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1c7f62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officeooo:rsid="001a207a" officeooo:paragraph-rsid="001a207a"/>
    </style:style>
    <style:style style:name="P8" style:family="paragraph" style:parent-style-name="Table_20_Heading">
      <style:text-properties officeooo:rsid="001c7f62" officeooo:paragraph-rsid="001c7f62"/>
    </style:style>
    <style:style style:name="P9" style:family="paragraph" style:parent-style-name="Heading" style:master-page-name="Landscape">
      <style:paragraph-properties fo:text-align="center" style:justify-single-word="false" style:page-number="auto"/>
    </style:style>
    <style:style style:name="P10" style:family="paragraph" style:parent-style-name="Table_20_Contents">
      <style:text-properties officeooo:rsid="001cddd4" officeooo:paragraph-rsid="001cddd4"/>
    </style:style>
    <style:style style:name="T1" style:family="text">
      <style:text-properties fo:color="#800000"/>
    </style:style>
    <style:style style:name="T2" style:family="text">
      <style:text-properties officeooo:rsid="001c7f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9">Информационная система. Список <text:span text:style-name="T2">ролей в процессах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7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8">Бизнес-процесс</text:p>
          </table:table-cell>
          <table:table-cell table:style-name="TABLE_5f_01.D1" office:value-type="string">
            <text:p text:style-name="P6">Назначение <text:span text:style-name="T2">в процесе</text:span>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P3">[NAME]</text:p>
          </table:table-cell>
          <table:table-cell table:style-name="TABLE_5f_01.C2" office:value-type="string">
            <text:p text:style-name="P10">[BPNAME]</text:p>
          </table:table-cell>
          <table:table-cell table:style-name="TABLE_5f_01.D2" office:value-type="string">
            <text:p text:style-name="P5">[DESCRIPTION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header>
        <text:p text:style-name="Header"/>
      </style:header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6:56.160678726</meta:creation-date>
    <dc:date>2014-09-29T15:06:59.223830279</dc:date>
    <dc:creator>Роберт Бикмансуров</dc:creator>
    <meta:document-statistic meta:table-count="1" meta:image-count="0" meta:object-count="0" meta:page-count="1" meta:paragraph-count="12" meta:word-count="34" meta:character-count="234" meta:non-whitespace-character-count="213"/>
  </office:meta>
</office:document-meta>
</file>